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thin solid #000000"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fo:background-color="#FFE6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weight="bold" style:font-weight-asian="bold" style:font-weight-complex="bold"/>
    </style:style>
    <style:style style:name="ce7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fo:border="thin solid #000000" style:vertical-align="middle" fo:background-color="#DCDCD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3">
      <style:table-cell-properties fo:border="thin solid #000000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000000" style:vertical-align="middle"/>
    </style:style>
    <style:style style:name="ce13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36020833333333cm" style:use-optimal-column-width="true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Задание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Постоянные затраты на первое представление</text:p>
          </table:table-cell>
          <table:table-cell office:value-type="currency" office:value="50000000" table:style-name="ce3">
            <text:p>50 000 000 ₽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Средняя цена билета</text:p>
          </table:table-cell>
          <table:table-cell office:value-type="currency" office:value="3500" table:style-name="ce3">
            <text:p>3 500 ₽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Вместимость театра</text:p>
          </table:table-cell>
          <table:table-cell office:value-type="float" office:value="2000" table:style-name="ce5">
            <text:p>2000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Средняя наполняемость зала</text:p>
          </table:table-cell>
          <table:table-cell office:value-type="percentage" office:value="0.9" table:formula="of:=[.D29]" table:style-name="ce7">
            <text:p>90%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Количество представлений в год</text:p>
          </table:table-cell>
          <table:table-cell office:value-type="float" office:value="365" table:style-name="ce5">
            <text:p>3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Количество лет проката</text:p>
          </table:table-cell>
          <table:table-cell office:value-type="float" office:value="5" table:style-name="ce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Доход от постановки</text:p>
          </table:table-cell>
          <table:table-cell office:value-type="currency" office:value="11447500000" table:formula="of:=[.$B$6]*[.$B$7]*([.$B$3]*[.$B$4]*[.$B$5])-[.$B$2]" table:style-name="ce8">
            <text:p>11 447 500 000,00 ₽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currency" office:value="11447500000" table:formula="of:=[.$B$6]*[.$B$7]*([.$B$3]*[.$B$4]*[.$B$5])-[.$B$2]" table:style-name="ce9">
            <text:p>11 447 500 000,00 ₽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table:number-columns-repeated="16378"/>
        </table:table-row>
        <table:table-row table:style-name="ro1">
          <table:table-cell office:value-type="percentage" office:value="0.7" table:style-name="ce11">
            <text:p>70%</text:p>
          </table:table-cell>
          <table:table-cell office:value-type="currency" office:value="1738500000" table:formula="of:=[.$B$6]*[.B$20]*([.$B$3]*[.$B$4]*[.$A21])-[.$B$2]" table:style-name="ce12">
            <text:p>1 738 500 000,00 ₽</text:p>
          </table:table-cell>
          <table:table-cell office:value-type="currency" office:value="3527000000" table:formula="of:=[.$B$6]*[.C$20]*([.$B$3]*[.$B$4]*[.$A21])-[.$B$2]" table:style-name="ce12">
            <text:p>3 527 000 000,00 ₽</text:p>
          </table:table-cell>
          <table:table-cell office:value-type="currency" office:value="5315500000" table:formula="of:=[.$B$6]*[.D$20]*([.$B$3]*[.$B$4]*[.$A21])-[.$B$2]" table:style-name="ce12">
            <text:p>5 315 500 000,00 ₽</text:p>
          </table:table-cell>
          <table:table-cell office:value-type="currency" office:value="7104000000" table:formula="of:=[.$B$6]*[.E$20]*([.$B$3]*[.$B$4]*[.$A21])-[.$B$2]" table:style-name="ce12">
            <text:p>7 104 000 000,00 ₽</text:p>
          </table:table-cell>
          <table:table-cell office:value-type="currency" office:value="8892500000" table:formula="of:=[.$B$6]*[.F$20]*([.$B$3]*[.$B$4]*[.$A21])-[.$B$2]" table:style-name="ce12">
            <text:p>8 892 500 000,00 ₽</text:p>
          </table:table-cell>
          <table:table-cell table:number-columns-repeated="16378"/>
        </table:table-row>
        <table:table-row table:style-name="ro1">
          <table:table-cell office:value-type="percentage" office:value="0.75" table:style-name="ce11">
            <text:p>75%</text:p>
          </table:table-cell>
          <table:table-cell office:value-type="currency" office:value="1866250000" table:formula="of:=[.$B$6]*[.B$20]*([.$B$3]*[.$B$4]*[.$A22])-[.$B$2]" table:style-name="ce12">
            <text:p>1 866 250 000,00 ₽</text:p>
          </table:table-cell>
          <table:table-cell office:value-type="currency" office:value="3782500000" table:formula="of:=[.$B$6]*[.C$20]*([.$B$3]*[.$B$4]*[.$A22])-[.$B$2]" table:style-name="ce12">
            <text:p>3 782 500 000,00 ₽</text:p>
          </table:table-cell>
          <table:table-cell office:value-type="currency" office:value="5698750000" table:formula="of:=[.$B$6]*[.D$20]*([.$B$3]*[.$B$4]*[.$A22])-[.$B$2]" table:style-name="ce12">
            <text:p>5 698 750 000,00 ₽</text:p>
          </table:table-cell>
          <table:table-cell office:value-type="currency" office:value="7615000000" table:formula="of:=[.$B$6]*[.E$20]*([.$B$3]*[.$B$4]*[.$A22])-[.$B$2]" table:style-name="ce12">
            <text:p>7 615 000 000,00 ₽</text:p>
          </table:table-cell>
          <table:table-cell office:value-type="currency" office:value="9531250000" table:formula="of:=[.$B$6]*[.F$20]*([.$B$3]*[.$B$4]*[.$A22])-[.$B$2]" table:style-name="ce12">
            <text:p>9 531 250 000,00 ₽</text:p>
          </table:table-cell>
          <table:table-cell table:number-columns-repeated="16378"/>
        </table:table-row>
        <table:table-row table:style-name="ro1">
          <table:table-cell office:value-type="percentage" office:value="0.8" table:style-name="ce11">
            <text:p>80%</text:p>
          </table:table-cell>
          <table:table-cell office:value-type="currency" office:value="1994000000" table:formula="of:=[.$B$6]*[.B$20]*([.$B$3]*[.$B$4]*[.$A23])-[.$B$2]" table:style-name="ce12">
            <text:p>1 994 000 000,00 ₽</text:p>
          </table:table-cell>
          <table:table-cell office:value-type="currency" office:value="4038000000" table:formula="of:=[.$B$6]*[.C$20]*([.$B$3]*[.$B$4]*[.$A23])-[.$B$2]" table:style-name="ce12">
            <text:p>4 038 000 000,00 ₽</text:p>
          </table:table-cell>
          <table:table-cell office:value-type="currency" office:value="6082000000" table:formula="of:=[.$B$6]*[.D$20]*([.$B$3]*[.$B$4]*[.$A23])-[.$B$2]" table:style-name="ce12">
            <text:p>6 082 000 000,00 ₽</text:p>
          </table:table-cell>
          <table:table-cell office:value-type="currency" office:value="8126000000" table:formula="of:=[.$B$6]*[.E$20]*([.$B$3]*[.$B$4]*[.$A23])-[.$B$2]" table:style-name="ce12">
            <text:p>8 126 000 000,00 ₽</text:p>
          </table:table-cell>
          <table:table-cell office:value-type="currency" office:value="10170000000" table:formula="of:=[.$B$6]*[.F$20]*([.$B$3]*[.$B$4]*[.$A23])-[.$B$2]" table:style-name="ce12">
            <text:p>10 170 000 000,00 ₽</text:p>
          </table:table-cell>
          <table:table-cell table:number-columns-repeated="16378"/>
        </table:table-row>
        <table:table-row table:style-name="ro1">
          <table:table-cell office:value-type="percentage" office:value="0.85" table:style-name="ce11">
            <text:p>85%</text:p>
          </table:table-cell>
          <table:table-cell office:value-type="currency" office:value="2121750000" table:formula="of:=[.$B$6]*[.B$20]*([.$B$3]*[.$B$4]*[.$A24])-[.$B$2]" table:style-name="ce12">
            <text:p>2 121 750 000,00 ₽</text:p>
          </table:table-cell>
          <table:table-cell office:value-type="currency" office:value="4293500000" table:formula="of:=[.$B$6]*[.C$20]*([.$B$3]*[.$B$4]*[.$A24])-[.$B$2]" table:style-name="ce12">
            <text:p>4 293 500 000,00 ₽</text:p>
          </table:table-cell>
          <table:table-cell office:value-type="currency" office:value="6465250000" table:formula="of:=[.$B$6]*[.D$20]*([.$B$3]*[.$B$4]*[.$A24])-[.$B$2]" table:style-name="ce12">
            <text:p>6 465 250 000,00 ₽</text:p>
          </table:table-cell>
          <table:table-cell office:value-type="currency" office:value="8637000000" table:formula="of:=[.$B$6]*[.E$20]*([.$B$3]*[.$B$4]*[.$A24])-[.$B$2]" table:style-name="ce12">
            <text:p>8 637 000 000,00 ₽</text:p>
          </table:table-cell>
          <table:table-cell office:value-type="currency" office:value="10808750000" table:formula="of:=[.$B$6]*[.F$20]*([.$B$3]*[.$B$4]*[.$A24])-[.$B$2]" table:style-name="ce12">
            <text:p>10 808 750 000,00 ₽</text:p>
          </table:table-cell>
          <table:table-cell table:number-columns-repeated="16378"/>
        </table:table-row>
        <table:table-row table:style-name="ro1">
          <table:table-cell office:value-type="percentage" office:value="0.9" table:style-name="ce11">
            <text:p>90%</text:p>
          </table:table-cell>
          <table:table-cell office:value-type="currency" office:value="2249500000" table:formula="of:=[.$B$6]*[.B$20]*([.$B$3]*[.$B$4]*[.$A25])-[.$B$2]" table:style-name="ce12">
            <text:p>2 249 500 000,00 ₽</text:p>
          </table:table-cell>
          <table:table-cell office:value-type="currency" office:value="4549000000" table:formula="of:=[.$B$6]*[.C$20]*([.$B$3]*[.$B$4]*[.$A25])-[.$B$2]" table:style-name="ce12">
            <text:p>4 549 000 000,00 ₽</text:p>
          </table:table-cell>
          <table:table-cell office:value-type="currency" office:value="6848500000" table:formula="of:=[.$B$6]*[.D$20]*([.$B$3]*[.$B$4]*[.$A25])-[.$B$2]" table:style-name="ce12">
            <text:p>6 848 500 000,00 ₽</text:p>
          </table:table-cell>
          <table:table-cell office:value-type="currency" office:value="9148000000" table:formula="of:=[.$B$6]*[.E$20]*([.$B$3]*[.$B$4]*[.$A25])-[.$B$2]" table:style-name="ce12">
            <text:p>9 148 000 000,00 ₽</text:p>
          </table:table-cell>
          <table:table-cell office:value-type="currency" office:value="11447500000" table:formula="of:=[.$B$6]*[.F$20]*([.$B$3]*[.$B$4]*[.$A25])-[.$B$2]" table:style-name="ce12">
            <text:p>11 447 500 000,00 ₽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Показатель \ Сценарий</text:p>
          </table:table-cell>
          <table:table-cell office:value-type="string" table:style-name="ce10">
            <text:p>Негативный</text:p>
          </table:table-cell>
          <table:table-cell office:value-type="string" table:style-name="ce10">
            <text:p>Базовый</text:p>
          </table:table-cell>
          <table:table-cell office:value-type="string" table:style-name="ce10">
            <text:p>Позитивный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Число посетителей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9" table:style-name="ce13">
            <text:p>90%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Негативный" table:style-name="ta2">
        <table:scenario table:protected="true" table:is-active="true" table:scenario-ranges="Негативный.B2:Негативный.B7" table:comment="Создан:  , вкл. 08.04.2023, 15:09:20" table:copy-back="false"/>
        <table:table-column/>
        <table:table-row>
          <table:table-cell table:number-columns-repeated="2"/>
        </table:table-row>
        <table:table-row>
          <table:table-cell/>
          <table:table-cell office:value-type="float" office:value="50000000"/>
        </table:table-row>
        <table:table-row>
          <table:table-cell/>
          <table:table-cell office:value-type="float" office:value="3500"/>
        </table:table-row>
        <table:table-row>
          <table:table-cell/>
          <table:table-cell office:value-type="float" office:value="2000"/>
        </table:table-row>
        <table:table-row>
          <table:table-cell/>
          <table:table-cell office:value-type="float" office:value="0"/>
        </table:table-row>
        <table:table-row>
          <table:table-cell/>
          <table:table-cell office:value-type="float" office:value="365"/>
        </table:table-row>
        <table:table-row>
          <table:table-cell/>
          <table:table-cell office:value-type="float" office:value="5"/>
        </table:table-row>
      </table:table>
      <table:table table:name="Базовый" table:style-name="ta2">
        <table:scenario table:protected="true" table:is-active="false" table:scenario-ranges="Базовый.B2:Базовый.B7" table:comment="Создан:  , вкл. 08.04.2023, 15:09:35" table:copy-back="false"/>
        <table:table-column/>
        <table:table-row>
          <table:table-cell table:number-columns-repeated="2"/>
        </table:table-row>
        <table:table-row>
          <table:table-cell/>
          <table:table-cell office:value-type="float" office:value="50000000"/>
        </table:table-row>
        <table:table-row>
          <table:table-cell/>
          <table:table-cell office:value-type="float" office:value="3500"/>
        </table:table-row>
        <table:table-row>
          <table:table-cell/>
          <table:table-cell office:value-type="float" office:value="2000"/>
        </table:table-row>
        <table:table-row>
          <table:table-cell/>
          <table:table-cell office:value-type="float" office:value="0"/>
        </table:table-row>
        <table:table-row>
          <table:table-cell/>
          <table:table-cell office:value-type="float" office:value="365"/>
        </table:table-row>
        <table:table-row>
          <table:table-cell/>
          <table:table-cell office:value-type="float" office:value="5"/>
        </table:table-row>
      </table:table>
      <table:table table:name="Позитивный" table:style-name="ta2">
        <table:scenario table:protected="true" table:is-active="false" table:scenario-ranges="Позитивный.B2:Позитивный.B7" table:comment="Создан:  , вкл. 08.04.2023, 15:09:51" table:copy-back="false"/>
        <table:table-column/>
        <table:table-row>
          <table:table-cell table:number-columns-repeated="2"/>
        </table:table-row>
        <table:table-row>
          <table:table-cell/>
          <table:table-cell office:value-type="float" office:value="50000000"/>
        </table:table-row>
        <table:table-row>
          <table:table-cell/>
          <table:table-cell office:value-type="float" office:value="3500"/>
        </table:table-row>
        <table:table-row>
          <table:table-cell/>
          <table:table-cell office:value-type="float" office:value="2000"/>
        </table:table-row>
        <table:table-row>
          <table:table-cell/>
          <table:table-cell office:value-type="float" office:value="0"/>
        </table:table-row>
        <table:table-row>
          <table:table-cell/>
          <table:table-cell office:value-type="float" office:value="365"/>
        </table:table-row>
        <table:table-row>
          <table:table-cell/>
          <table:table-cell office:value-type="float" office:value="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36P0"/>
    </number:currency-style>
    <number:currency-style style:name="N37P0" number:language="ru" number:country="RU">
      <number:number number:decimal-places="0" number:min-integer-digits="1" number:grouping="true">
        <number:embedded-text number:position="0"> </number:embedded-text>
      </number:number>
      <number:currency-symbol number:language="ru" number:country="RU">₽</number:currency-symbol>
    </number:currency-style>
    <number:currency-style style:name="N37" number:language="ru" number:country="RU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ru" number:country="RU">₽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-PC</meta:initial-creator>
    <dc:creator>ADMIN-PC</dc:creator>
    <meta:creation-date>2023-04-08T12:56:29Z</meta:creation-date>
    <dc:date>2023-04-28T03:57:05Z</dc:date>
    <meta:editing-cycles>14</meta:editing-cycles>
    <meta:editing-duration>PT7378S</meta:editing-duration>
  </office:meta>
</office:document-meta>
</file>